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FDriver.CF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FDriver.printError( String err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FDriver.printHel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FDriver.main( String [ ] argv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2">
            <text:p text:style-name="Table_20_Contents">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